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Įprastasis" style:master-page-name="MP0" style:family="paragraph">
      <style:paragraph-properties fo:break-before="page" fo:text-align="justify" fo:text-indent="0.9in"/>
    </style:style>
    <style:style style:name="T2"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3" style:parent-style-name="Numatytasispastraiposšriftas" style:family="text">
      <style:text-properties style:font-name="Times New Roman" fo:color="#424242" fo:font-size="12pt" style:font-size-asian="12pt" style:font-size-complex="12pt" fo:background-color="#FFFFFF"/>
    </style:style>
    <style:style style:name="P4" style:parent-style-name="Įprastasis" style:family="paragraph">
      <style:paragraph-properties fo:text-align="justify" fo:text-indent="0.9in"/>
      <style:text-properties style:font-name="Times New Roman" fo:color="#424242" fo:font-size="12pt" style:font-size-asian="12pt" style:font-size-complex="12pt" fo:background-color="#FFFFFF"/>
    </style:style>
    <style:style style:name="P5" style:parent-style-name="Įprastasis" style:family="paragraph">
      <style:paragraph-properties fo:text-align="justify" fo:text-indent="0.9in"/>
      <style:text-properties style:font-name="Times New Roman" fo:color="#424242" fo:font-size="12pt" style:font-size-asian="12pt" style:font-size-complex="12pt" fo:background-color="#FFFFFF"/>
    </style:style>
    <style:style style:name="P6" style:parent-style-name="Įprastasis" style:family="paragraph">
      <style:paragraph-properties fo:text-align="justify" fo:text-indent="0.9in"/>
      <style:text-properties style:font-name="Times New Roman" fo:color="#424242" fo:font-size="12pt" style:font-size-asian="12pt" style:font-size-complex="12pt" fo:background-color="#FFFFFF"/>
    </style:style>
    <style:style style:name="P7" style:parent-style-name="Įprastasis" style:family="paragraph">
      <style:paragraph-properties fo:text-align="justify" fo:text-indent="0.9in"/>
    </style:style>
    <style:style style:name="T8"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9" style:parent-style-name="Numatytasispastraiposšriftas" style:family="text">
      <style:text-properties style:font-name="Times New Roman" fo:color="#424242" fo:font-size="12pt" style:font-size-asian="12pt" style:font-size-complex="12pt" fo:background-color="#FFFFFF"/>
    </style:style>
    <style:style style:name="P10" style:parent-style-name="Įprastasis" style:family="paragraph">
      <style:paragraph-properties fo:text-align="justify" fo:text-indent="0.9in"/>
    </style:style>
    <style:style style:name="T11"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12" style:parent-style-name="Numatytasispastraiposšriftas" style:family="text">
      <style:text-properties style:font-name="Times New Roman" fo:color="#424242" fo:font-size="12pt" style:font-size-asian="12pt" style:font-size-complex="12pt" fo:background-color="#FFFFFF"/>
    </style:style>
    <style:style style:name="P13" style:parent-style-name="Įprastasis" style:family="paragraph">
      <style:paragraph-properties fo:text-align="justify" fo:text-indent="0.9in"/>
    </style:style>
    <style:style style:name="T14"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15" style:parent-style-name="Numatytasispastraiposšriftas" style:family="text">
      <style:text-properties style:font-name="Times New Roman" fo:color="#424242" fo:font-size="12pt" style:font-size-asian="12pt" style:font-size-complex="12pt" fo:background-color="#FFFFFF"/>
    </style:style>
    <style:style style:name="P16" style:parent-style-name="Įprastasis" style:family="paragraph">
      <style:paragraph-properties fo:text-align="justify" fo:text-indent="0.9in"/>
      <style:text-properties style:font-name="Times New Roman" fo:color="#424242" fo:font-size="12pt" style:font-size-asian="12pt" style:font-size-complex="12pt" fo:background-color="#FFFFFF"/>
    </style:style>
  </office:automatic-styles>
  <office:body>
    <office:text text:use-soft-page-breaks="true">
      <text:p text:style-name="P1"><text:bookmark-start text:name="_Hlk95806275"/><text:span text:style-name="T2">EGOIZMO</text:span><text:span text:style-name="T3"><text:s/>drakonas – gimimo laikotarpiai: 1987.08.18-1988.05.13</text:span></text:p>
      <text:p text:style-name="P4"><text:tab/><text:tab/><text:tab/><text:s text:c="9"/>1996.06.23-1997.03.18</text:p>
      <text:p text:style-name="P5"><text:tab/><text:tab/><text:tab/><text:s text:c="10"/>2005.04.29-2006.01.21</text:p>
      <text:p text:style-name="P6"><text:tab/><text:tab/><text:tab/><text:s text:c="10"/>.......</text:p>
      <text:p text:style-name="P7"><text:span text:style-name="T8">Ydos esmė</text:span><text:span text:style-name="T9"><text:s/>– Egoizmo ydos apimti žmonės viską daro turėdami savanaudiškų tikslų, jų gyvenimo menas vulgarus, egocentriškas, žeminantis ir neturintis energijos bei šviesos. Jie vaizduoja save labai paslaugius, pasirengusius padėti, bet tik tam, kad gautų užmokestį – materialų įvertinimą ar žodinį pagyrimą, dar labiau didinantį ego.<text:s/></text:span></text:p>
      <text:p text:style-name="P10"><text:span text:style-name="T11">Palėptas talentas:<text:s/></text:span><text:span text:style-name="T12">dingsta noras būti dėmesio centre; nuostabūs santykiai su vaikais; atskiria žmones, kurie kuria netinkamą meną arba žudo vaikus; kuria iš meilės, todėl susilaukia didelio palaikymo ir šlovės.<text:s/></text:span></text:p>
      <text:p text:style-name="P13"><text:span text:style-name="T14">Nuodėmingas mąstymo modelis</text:span><text:span text:style-name="T15"><text:s/>(dėmesio reikalavimas; idealizacija; nusivylimas; savininkiškumas; energijos trūkumas; kaltinimas; kietumas; savanaudiškumas; depresija; kenkimas). Pvz, kaip kietumą apimtų: šito iš tavęs nesitikėjau, niekada tau neatleisiu. Negali būti jokio gailesčio nusikaltėliams, jie turi kentėti už savo kaltes. Jei jau vedei mane, turi pamiršti savo buvusią žmoną ir vaikus, man nepatinka, kad duodi jiems daug pinigų.<text:s/></text:span></text:p>
      <text:p text:style-name="P16">Kad nugalėti ydą būtina įgyti priešingų savybių. Padės Vandenio principai (priimti žmones; įeiti į kitų padėtį; atiduoti ir nereikalauti atgal; kentėti; lygybė; tobulas pasaulis).<text:bookmark-end text:name="_Hlk95806275"/></text:p>
      <text:p text:style-name="Įprastasis"/>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9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lt" fo:country="LT" style:language-asian="en" style:country-asian="US" style:language-complex="ar" style:country-complex="SA" style:text-combine="none" fo:hyphenate="true"/>
    </style:default-style>
    <style:style style:name="Įprastasis" style:display-name="Įprastasis" style:family="paragraph">
      <style:paragraph-properties fo:line-height="104%"/>
      <style:text-properties style:font-name="Calibri" style:font-name-asian="Calibri" style:font-name-complex="Times New Roman" fo:hyphenate="false"/>
    </style:style>
    <style:style style:name="Numatytasispastraiposšriftas" style:display-name="Numatytasis pastraipos šrifta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1812in" fo:margin-left="1.1812in" fo:margin-bottom="0.7875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rgita  Jurėnienė</meta:initial-creator>
    <dc:creator>Jurgita  Jurėnienė</dc:creator>
    <meta:creation-date>2022-02-15T10:01:00Z</meta:creation-date>
    <dc:date>2022-02-15T10:01:00Z</dc:date>
    <meta:template xlink:href="Normal.dotm" xlink:type="simple"/>
    <meta:editing-cycles>2</meta:editing-cycles>
    <meta:editing-duration>PT0S</meta:editing-duration>
    <meta:document-statistic meta:page-count="1" meta:paragraph-count="2" meta:word-count="838" meta:character-count="1315" meta:row-count="3" meta:non-whitespace-character-count="479"/>
  </office:meta>
</office:document-meta>
</file>